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f3a" officeooo:paragraph-rsid="000fef3a"/>
    </style:style>
    <style:style style:name="P2" style:family="paragraph" style:parent-style-name="Standard">
      <style:text-properties officeooo:rsid="0012b90c" officeooo:paragraph-rsid="0012b90c"/>
    </style:style>
    <style:style style:name="P3" style:family="paragraph" style:parent-style-name="Standard">
      <style:text-properties officeooo:rsid="0013ffa2" officeooo:paragraph-rsid="0013ffa2"/>
    </style:style>
    <style:style style:name="P4" style:family="paragraph" style:parent-style-name="Standard">
      <style:text-properties officeooo:rsid="00152cd1" officeooo:paragraph-rsid="00152cd1"/>
    </style:style>
    <style:style style:name="P5" style:family="paragraph" style:parent-style-name="Standard">
      <style:text-properties officeooo:rsid="0016969b" officeooo:paragraph-rsid="0016969b"/>
    </style:style>
    <style:style style:name="P6" style:family="paragraph" style:parent-style-name="Standard">
      <style:text-properties officeooo:rsid="001773b1" officeooo:paragraph-rsid="001773b1"/>
    </style:style>
    <style:style style:name="P7" style:family="paragraph" style:parent-style-name="Standard">
      <style:text-properties officeooo:rsid="0018c820" officeooo:paragraph-rsid="0019a96b"/>
    </style:style>
    <style:style style:name="P8" style:family="paragraph" style:parent-style-name="Standard">
      <style:text-properties officeooo:rsid="0020ae3c" officeooo:paragraph-rsid="0020ae3c"/>
    </style:style>
    <style:style style:name="P9" style:family="paragraph" style:parent-style-name="Standard">
      <style:text-properties officeooo:rsid="001be2c3" officeooo:paragraph-rsid="001773b1"/>
    </style:style>
    <style:style style:name="P10" style:family="paragraph" style:parent-style-name="Standard">
      <style:text-properties officeooo:rsid="00234531" officeooo:paragraph-rsid="00234531"/>
    </style:style>
    <style:style style:name="P11" style:family="paragraph" style:parent-style-name="Standard">
      <style:text-properties officeooo:rsid="00234531" officeooo:paragraph-rsid="00234531"/>
    </style:style>
    <style:style style:name="P12" style:family="paragraph" style:parent-style-name="Standard">
      <style:text-properties officeooo:rsid="00242929" officeooo:paragraph-rsid="00242929"/>
    </style:style>
    <style:style style:name="T1" style:family="text">
      <style:text-properties officeooo:rsid="00115984"/>
    </style:style>
    <style:style style:name="T2" style:family="text">
      <style:text-properties officeooo:rsid="0019a96b"/>
    </style:style>
    <style:style style:name="T3" style:family="text">
      <style:text-properties officeooo:rsid="001ae0d3"/>
    </style:style>
    <style:style style:name="T4" style:family="text">
      <style:text-properties officeooo:rsid="001dd62e"/>
    </style:style>
    <style:style style:name="T5" style:family="text">
      <style:text-properties officeooo:rsid="00201f38"/>
    </style:style>
    <style:style style:name="T6" style:family="text">
      <style:text-properties officeooo:rsid="00207881"/>
    </style:style>
    <style:style style:name="T7" style:family="text">
      <style:text-properties officeooo:rsid="002153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Design for Image Classfication Task</text:p>
      <text:p text:style-name="P1"/>
      <text:p text:style-name="P6"/>
      <text:p text:style-name="P5">The goal is to test supervised classification, not perfect code.</text:p>
      <text:p text:style-name="P5"/>
      <text:p text:style-name="P5">User to decide the number of people to be tested, or randomly chosen sets</text:p>
      <text:p text:style-name="P5"/>
      <text:p text:style-name="P7">k-nearest neighbour classier in Matlab has multiple features, compare different features</text:p>
      <text:p text:style-name="P7"/>
      <text:p text:style-name="P7"><text:span text:style-name="T2">other unsupervised classifier: kmeans</text:span> </text:p>
      <text:p text:style-name="P1"/>
      <text:p text:style-name="P1"/>
      <text:p text:style-name="P1">%% Loader </text:p>
      <text:p text:style-name="P1"/>
      <text:p text:style-name="P1"><text:span text:style-name="T3">[ pixelsMatrix ]</text:span> <text:span text:style-name="T3">= </text:span>LoadImageToDigits<text:span text:style-name="T3">(???)</text:span></text:p>
      <text:p text:style-name="P1"/>
      <text:p text:style-name="P1"><text:span text:style-name="T3">[ pixelsVector ] = </text:span>VectorizeImageFeatures<text:span text:style-name="T3">( pixelsMatrix ) <text:s text:c="4"/>(maybe just one-line)</text:span></text:p>
      <text:p text:style-name="P1"/>
      <text:p text:style-name="P1"/>
      <text:p text:style-name="P1">%% Calculator</text:p>
      <text:p text:style-name="P1"/>
      <text:p text:style-name="P9">[ trainingSet, testSet ] = SeparateTrainingTestSets( numTrainingSet )</text:p>
      <text:p text:style-name="P1"/>
      <text:p text:style-name="P1"><text:span text:style-name="T4">[ newPixelMatrix ]</text:span> <text:span text:style-name="T4">= </text:span>NeutraliseImageFeatures<text:span text:style-name="T5">( rawPixelMatrix, direction )</text:span></text:p>
      <text:p text:style-name="P1"/>
      <text:p text:style-name="P1">% <text:span text:style-name="T1">PCA – choose the first a few of largest factors</text:span></text:p>
      <text:p text:style-name="P1"><text:span text:style-name="T6">[]</text:span> <text:span text:style-name="T6">= </text:span>ReduceNumFeatures<text:span text:style-name="T6">()</text:span></text:p>
      <text:p text:style-name="P1"/>
      <text:p text:style-name="P1">% <text:span text:style-name="T1">PCA – Remove nth-PC (analysis shows that the first few PCs are less helpful in distinguishing the faces. Andrew suggests to make it optional as it is not necessarily true for all sample datasets)</text:span></text:p>
      <text:p text:style-name="P2">RemoveNthComponents(int n, )</text:p>
      <text:p text:style-name="P1"/>
      <text:p text:style-name="P8">kClassiflier(trainingSetPCsData, testSetRawData)</text:p>
      <text:p text:style-name="P8"/>
      <text:p text:style-name="P8"/>
      <text:p text:style-name="P1">%% Reporter</text:p>
      <text:p text:style-name="P1"/>
      <text:p text:style-name="P3">VisualiseFeatureVectors</text:p>
      <text:p text:style-name="P3"/>
      <text:p text:style-name="P3">% <text:span text:style-name="T7">Type I, II error</text:span></text:p>
      <text:p text:style-name="P4">Report<text:span text:style-name="T6">Test</text:span>Performance</text:p>
      <text:p text:style-name="P4"/>
      <text:p text:style-name="P4"/>
      <text:p text:style-name="P4"/>
      <text:p text:style-name="P4">%%</text:p>
      <text:p text:style-name="P4"/>
      <text:p text:style-name="P10">Reporter:</text:p>
      <text:p text:style-name="P10"/>
      <text:p text:style-name="P10">Performance matrice:</text:p>
      <text:p text:style-name="P10">successRate</text:p>
      <text:p text:style-name="P10">typeIError</text:p>
      <text:p text:style-name="P10">typeIIError</text:p>
      <text:p text:style-name="P10"><text:soft-page-break/>elapsedTime</text:p>
      <text:p text:style-name="P10"/>
      <text:p text:style-name="P10"/>
      <text:p text:style-name="P12">kClassiflier</text:p>
      <text:p text:style-name="P12">- implement distance</text:p>
      <text:p text:style-name="P12"/>
      <text:p text:style-name="P12"/>
      <text:p text:style-name="P12">Cross-validation</text:p>
      <text:p text:style-name="P12">-</text:p>
      <text:p text:style-name="P12"/>
      <text:p text:style-name="P12"/>
      <text:p text:style-name="P12">ClusterProjection of PCA</text:p>
      <text:p text:style-name="P12"/>
      <text:p text:style-name="P12"/>
      <text:p text:style-name="P12">ReadMe.txt</text:p>
      <text:p text:style-name="P12"/>
      <text:p text:style-name="P12"/>
      <text:p text:style-name="P10"/>
      <text:p text:style-name="P10"/>
      <text:p text:style-name="P10"/>
      <text:p text:style-name="P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4:48:42.896733042</meta:creation-date>
    <dc:date>2017-10-17T16:17:00.175954245</dc:date>
    <meta:editing-duration>PT52M2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159" meta:character-count="1168" meta:non-whitespace-character-count="1034"/>
  </office:meta>
</office:document-meta>
</file>